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losariusz</text:p>
      <text:p text:style-name="P1">Celem tego dokumentu jest usystematyzowanie pojęć występujących w dokumentach jak i dyskusjach dotyczących Mapa-Saa (Michał, Andrzej, Piotr, Arkadiusz – System autoryzacji i autentykacji). Jest to dokument typu WORKING DRAFT i będzie ulegał aktualizacji w trakcie realizacji projektu.</text:p>
      <text:p text:style-name="P1"/>
      <text:p text:style-name="Standard">Projekt<text:tab/>Słowo niewystępujące (zakazane ;)) w SCRUMie. Działania ukierunkowane w celu osiągnięcia zamierzonego celu: Mapa-Saa (aplikacji nadającej się do odbioru i oceny)</text:p>
      <text:p text:style-name="P1"/>
      <text:p text:style-name="Standard">System<text:tab/>Oprogramowanie składające się z aplikacji serwerowej, oraz klientów podłączonych do jednego serwera</text:p>
      <text:p text:style-name="Standard"/>
      <text:p text:style-name="Standard">Czytnik<text:tab/>Urządzenie krańcowe, z którym użytkownik systemu podejmuje interakcję (czytnik linii papilarnych, klawiatura, czytnik kart magnetycznych, itp.)</text:p>
      <text:p text:style-name="Standard"/>
      <text:p text:style-name="Standard">Aplikacja serwerowa, serwer<text:tab/>Oprogramowanie zainstalowane na centralnym komputerze. Jest to baza danych (oraz opcjonalnie usługa implementująca API) <text:s/>udostępniająca dane niezbędne do prawidłowego działania systemu</text:p>
      <text:p text:style-name="Standard"/>
      <text:p text:style-name="Standard">Klient, aplikacja kliencka<text:tab/>Program pośredniczący pomiędzy czytnikiem i serwerem. Instalowany na komputerach, które znajdują się w pobliżu zasobu. Obsługuje jeden bądź wiele czytników podłączonych bezpośrednio do komputera z zainstalowanym klientem</text:p>
      <text:p text:style-name="Standard"/>
      <text:p text:style-name="Standard">Zasób, zasób chroniony<text:tab/>Element infrastruktury chronionej przez system, bądź wymagający logowania dostępu</text:p>
      <text:p text:style-name="Standard"/>
      <text:p text:style-name="Standard">Użytkownik systemu, użytkownik<text:tab/>Osoba podejmująca interakcję z czytnikiem</text:p>
      <text:p text:style-name="Standard"/>
      <text:p text:style-name="Standard">Użytkownik panelu, administrator<text:tab/>Osoba ustalająca personalia jak i uprawnienia dla użytkowników systemu w zależności od posiadanych uprawnień. W szczególności jest to superadministrator</text:p>
      <text:p text:style-name="Standard"/>
      <text:p text:style-name="Standard">Superadministrator, superadmin<text:tab/>Szczególny przypadek administratora. Posiada wszystkie możliwe uprawnienia i możliwość definiowania uprawnień administratorom jak i użytkownikom</text:p>
      <text:p text:style-name="Standard"/>
      <text:p text:style-name="Standard">Panel, panel administracyjny<text:tab/>Oprogramowanie pozwalające modyfikować dane aplikacji serwerowej</text:p>
      <text:p text:style-name="Standard"/>
      <text:p text:style-name="Standard">Moduł<text:tab/>Opcjonalny i konfigurowalny fragment systemu, na który składają się następujące komponenty: moduł aplikacji klienckiej, dane w aplikacji serwerowej oraz moduł panelu</text:p>
      <text:p text:style-name="Standard"/>
      <text:p text:style-name="Standard">Pośrednik<text:tab/>Aplikacja obsługująca czytniki, przekazująca dane do klienta</text:p>
      <text:p text:style-name="Standard"/>
      <text:p text:style-name="Standard">Log<text:tab/>Dane dot. prób uzyskania dostępu do zasobu przy pomocy czytnika</text:p>
      <text:p text:style-name="Standard"/>
      <text:p text:style-name="Standard"><text:soft-page-break/>Applet<text:tab/>Część panelu; umieszcza dane autoryzujące użytkownika systemu na serwerze poprzez pozyskanie ich od pośrednika oraz danych autentykujących z panelu</text:p>
      <text:p text:style-name="Standard"/>
      <text:p text:style-name="Standard">Logowanie<text:tab/>Zapis działań programu (klienta, pośrednika)</text:p>
      <text:p text:style-name="Standard"/>
      <text:p text:style-name="Standard">Logowanie dostępu,</text:p>
      <text:p text:style-name="Standard">logowanie aktywności<text:tab/>Zapis prób otrzymania dostępu do zasobu przy pomocy system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6.001cm" fo:margin-right="0cm" fo:text-indent="-6.001cm" style:auto-text-indent="false">
        <style:tab-stops/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</meta:initial-creator>
    <meta:creation-date>2012-03-21T14:31:56</meta:creation-date>
    <dc:date>2012-04-01T12:54:13</dc:date>
    <dc:creator>Andrzej </dc:creator>
    <meta:editing-duration>PT1H17M9S</meta:editing-duration>
    <meta:editing-cycles>31</meta:editing-cycles>
    <meta:generator>LibreOffice/3.4$Unix LibreOffice_project/340m1$Build-502</meta:generator>
    <meta:document-statistic meta:table-count="0" meta:image-count="0" meta:object-count="0" meta:page-count="2" meta:paragraph-count="19" meta:word-count="292" meta:character-count="2422" meta:non-whitespace-character-count="2148"/>
  </office:meta>
</office:document-meta>
</file>